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b775"/>
    </style:style>
    <style:style style:name="P2" style:family="paragraph" style:parent-style-name="Standard">
      <style:text-properties officeooo:rsid="000db775" officeooo:paragraph-rsid="000db77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b7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&lt;h2&gt;Aula 2 -01/02/2024&lt;/h2&gt;<text:line-break/><text:line-break/>&lt;h4&gt;Exercicio 2 – Desenvolver algoritimo baseado nos problemas A e B&lt;/h4&gt;<text:line-break/><text:line-break/>*<text:tab/>A: <text:s/><text:tab/>Carmen quer poupar dinheiro para sua viagem de fim de ano,mas ela compra com <text:tab/><text:tab/>dinheiro, e cartoes debito e credito. Ela Precisa de um aplicativo que calcule os <text:tab/><text:tab/><text:tab/>gastos totais mes a mes.<text:line-break/><text:line-break/><text:tab/>Resolucao: </text:span></text:p>
      <text:p text:style-name="P1"><text:span text:style-name="T2"><text:tab/><text:tab/><text:tab/>1- Entrada 1 perguntar → Qual o <text:s/>(“mes”)e armazenar na variavel MENSAL</text:span></text:p>
      <text:p text:style-name="P1"><text:span text:style-name="T2"><text:tab/><text:tab/><text:tab/>1- Entrada 2 perguntar → Insira seu Saldo (Salario / poupanca etc).</text:span></text:p>
      <text:p text:style-name="P1"><text:span text:style-name="T2"><text:tab/><text:tab/><text:tab/>2- Armazenar o resultado em variavel SALDO</text:span></text:p>
      <text:p text:style-name="P1"><text:span text:style-name="T2"><text:tab/><text:tab/><text:tab/>3- Insira sua lista de gastos mensal e metodo de pagamento:</text:span></text:p>
      <text:p text:style-name="P1"><text:span text:style-name="T2"><text:tab/><text:tab/><text:tab/><text:tab/>&lt;ol&gt; <text:tab/>A</text:span></text:p>
      <text:p text:style-name="P1"><text:span text:style-name="T2"><text:tab/><text:tab/><text:tab/><text:tab/><text:tab/>B</text:span></text:p>
      <text:p text:style-name="P1"><text:span text:style-name="T2"><text:tab/><text:tab/><text:tab/><text:tab/><text:tab/>C</text:span></text:p>
      <text:p text:style-name="P1"><text:span text:style-name="T2"><text:tab/><text:tab/><text:tab/><text:tab/><text:tab/>ETC… </text:span></text:p>
      <text:p text:style-name="P1"><text:span text:style-name="T2"><text:tab/><text:tab/><text:tab/><text:tab/>&lt;/ol&gt;</text:span></text:p>
      <text:p text:style-name="P1"><text:span text:style-name="T2"><text:tab/><text:tab/><text:tab/></text:span></text:p>
      <text:p text:style-name="P1"><text:span text:style-name="T2"><text:tab/><text:tab/><text:tab/>4- Armazenar a soma dos items A+B+C+ETC na variavel SOMA </text:span></text:p>
      <text:p text:style-name="P1"><text:span text:style-name="T2"><text:tab/><text:tab/><text:tab/>3- Processamento (Comparacao de valores SALDO - <text:s/>SOMA</text:span></text:p>
      <text:p text:style-name="P1"><text:span text:style-name="T2"><text:tab/><text:tab/><text:tab/>4- Armazenar resultado na variavel RESULTADO</text:span></text:p>
      <text:p text:style-name="P1"><text:span text:style-name="T2"><text:tab/><text:tab/><text:tab/>5- Exibir RESULTADO e MENSAL</text:span></text:p>
      <text:p text:style-name="P1"><text:span text:style-name="T2"><text:tab/><text:tab/></text:span></text:p>
      <text:p text:style-name="P1"><text:span text:style-name="T2"><text:tab/><text:tab/><text:tab/><text:line-break/><text:line-break/><text:line-break/><text:tab/><text:line-break/><text:line-break/><text:tab/>B:<text:tab/>Rafael foi a nutricionista e percebeu que precisa perder peso para ter o IMC ideal, ele <text:tab/><text:tab/>precisa de um sistema de calculo de IMC mes a mes.<text:line-break/><text:line-break/><text:tab/>Resolucao: </text:span></text:p>
      <text:p text:style-name="P1"><text:span text:style-name="T2"/></text:p>
      <text:p text:style-name="P2"><text:span text:style-name="T2"><text:tab/><text:tab/><text:tab/>1- Funcao </text:span><text:span text:style-name="T1">= </text:span><text:span text:style-name="T2">IMC ( </text:span><text:span text:style-name="T1">[</text:span><text:span text:style-name="T2">peso / altura]</text:span><text:span text:style-name="T1">*2)</text:span></text:p>
      <text:p text:style-name="P1"><text:span text:style-name="T2"><text:tab/><text:tab/><text:tab/>2- Entrada I → perguntar qual seu peso e armazenar na variavel PESO<text:line-break/><text:tab/><text:tab/><text:tab/>3- Entrada II → perguntar qual sua altura e armazenar na variavel ALTURA<text:line-break/><text:tab/><text:tab/><text:tab/>4- Entrada II → perguntar a data armazenar na variavel DATA<text:line-break/><text:tab/><text:tab/><text:tab/>5- Processar <text:s/>FUNCAO IMC com os valores armazenados nas variaveis<text:line-break/><text:tab/><text:tab/><text:tab/>6- Armazenar resultado na variavel resultado I</text:span></text:p>
      <text:p text:style-name="P1"><text:span text:style-name="T2"><text:tab/><text:tab/><text:tab/>7- Exibir DATA + resultado I 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20:02:25.879000000</meta:creation-date>
    <dc:date>2024-02-01T20:23:40.680000000</dc:date>
    <meta:editing-duration>PT21M15S</meta:editing-duration>
    <meta:editing-cycles>1</meta:editing-cycles>
    <meta:document-statistic meta:table-count="0" meta:image-count="0" meta:object-count="0" meta:page-count="1" meta:paragraph-count="20" meta:word-count="223" meta:character-count="1372" meta:non-whitespace-character-count="1057"/>
    <meta:generator>LibreOffice/7.5.4.2$Windows_X86_64 LibreOffice_project/36ccfdc35048b057fd9854c757a8b67ec53977b6</meta:generator>
  </office:meta>
</office:document-meta>
</file>